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619</text:p>
          </table:table-cell>
          <table:table-cell table:style-name="ACE-0" office:value-type="float" office:value="-34.084200000000003">
            <text:p>−34.0842</text:p>
          </table:table-cell>
          <table:table-cell table:style-name="ACE-0" office:value-type="float" office:value="151.15100000000001">
            <text:p>151.151</text:p>
          </table:table-cell>
          <table:table-cell table:style-name="ACE-0" office:value-type="float" office:value="690">
            <text:p>6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elk behind Bundeen Beac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a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04</text:p>
          </table:table-cell>
          <table:table-cell table:style-name="ACE-0" office:value-type="float" office:value="-34.080199999999998">
            <text:p>−34.0802</text:p>
          </table:table-cell>
          <table:table-cell table:style-name="ACE-0" office:value-type="float" office:value="151.15649999999999">
            <text:p>151.1565</text:p>
          </table:table-cell>
          <table:table-cell table:style-name="ACE-0" office:value-type="float" office:value="2280">
            <text:p>2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aleolaria wormtub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1a,BakerHaworth2000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06</text:p>
          </table:table-cell>
          <table:table-cell table:style-name="ACE-0" office:value-type="float" office:value="-34.080199999999998">
            <text:p>−34.0802</text:p>
          </table:table-cell>
          <table:table-cell table:style-name="ACE-0" office:value-type="float" office:value="151.15649999999999">
            <text:p>151.1565</text:p>
          </table:table-cell>
          <table:table-cell table:style-name="ACE-0" office:value-type="float" office:value="2370">
            <text:p>23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aleolaria wormtube/barnacle boundar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akerEtal2001,BakerEtal2001a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03</text:p>
          </table:table-cell>
          <table:table-cell table:style-name="ACE-0" office:value-type="float" office:value="-34.080100000000002">
            <text:p>−34.0801</text:p>
          </table:table-cell>
          <table:table-cell table:style-name="ACE-0" office:value-type="float" office:value="151.1574">
            <text:p>151.1574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aleolaria wormtube/barnacle boundar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Haworth2000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618</text:p>
          </table:table-cell>
          <table:table-cell table:style-name="ACE-0" office:value-type="float" office:value="-34.073700000000002">
            <text:p>−34.0737</text:p>
          </table:table-cell>
          <table:table-cell table:style-name="ACE-0" office:value-type="float" office:value="151.1481">
            <text:p>151.1481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aleolaria capping Idanthyr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1a,BakerHaworth2000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617</text:p>
          </table:table-cell>
          <table:table-cell table:style-name="ACE-0" office:value-type="float" office:value="-34.073700000000002">
            <text:p>−34.0737</text:p>
          </table:table-cell>
          <table:table-cell table:style-name="ACE-0" office:value-type="float" office:value="151.1481">
            <text:p>151.1481</text:p>
          </table:table-cell>
          <table:table-cell table:style-name="ACE-0" office:value-type="float" office:value="3260">
            <text:p>32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aleolaria capping Idanthyr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1a,BakerHaworth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3732</text:p>
          </table:table-cell>
          <table:table-cell table:style-name="ACE-0" office:value-type="float" office:value="-34.073700000000002">
            <text:p>−34.0737</text:p>
          </table:table-cell>
          <table:table-cell table:style-name="ACE-0" office:value-type="float" office:value="151.1481">
            <text:p>151.1481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aleolaria wormtube/barnacle boundar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kerEtal2001,BakerEtal2001a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616</text:p>
          </table:table-cell>
          <table:table-cell table:style-name="ACE-0" office:value-type="float" office:value="-34.073700000000002">
            <text:p>−34.0737</text:p>
          </table:table-cell>
          <table:table-cell table:style-name="ACE-0" office:value-type="float" office:value="151.1481">
            <text:p>151.1481</text:p>
          </table:table-cell>
          <table:table-cell table:style-name="ACE-0" office:value-type="float" office:value="4800">
            <text:p>4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arnacles entombed by Idanthyr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kerEtal2001,BakerEtal2001a,BakerHaworth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5965</text:p>
          </table:table-cell>
          <table:table-cell table:style-name="ACE-0" office:value-type="float" office:value="-34.073700000000002">
            <text:p>−34.0737</text:p>
          </table:table-cell>
          <table:table-cell table:style-name="ACE-0" office:value-type="float" office:value="151.1481">
            <text:p>151.1481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. australis within barnacle permieter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kerEtal2001,BakerEtal2001a,BakerHaworth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C280</text:p>
          </table:table-cell>
          <table:table-cell table:style-name="ACE-0" office:value-type="float" office:value="-34.073399999999999">
            <text:p>−34.0734</text:p>
          </table:table-cell>
          <table:table-cell table:style-name="ACE-0" office:value-type="float" office:value="151.14859999999999">
            <text:p>151.1486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aleolaria wormtube- midpoin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Haworth1997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620</text:p>
          </table:table-cell>
          <table:table-cell table:style-name="ACE-0" office:value-type="float" office:value="-34.073099999999997">
            <text:p>−34.0731</text:p>
          </table:table-cell>
          <table:table-cell table:style-name="ACE-0" office:value-type="float" office:value="151.14940000000001">
            <text:p>151.1494</text:p>
          </table:table-cell>
          <table:table-cell table:style-name="ACE-0" office:value-type="float" office:value="1820">
            <text:p>18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aleolaria wormtub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Haworth2000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05</text:p>
          </table:table-cell>
          <table:table-cell table:style-name="ACE-0" office:value-type="float" office:value="-34.072699999999998">
            <text:p>−34.0727</text:p>
          </table:table-cell>
          <table:table-cell table:style-name="ACE-0" office:value-type="float" office:value="151.15170000000001">
            <text:p>151.1517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aleolaria wormtube/barnacle boundar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akerEtal2001,BakerEtal2001a,BakerHaworth2000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C279</text:p>
          </table:table-cell>
          <table:table-cell table:style-name="ACE-0" office:value-type="float" office:value="-34.072299999999998">
            <text:p>−34.0723</text:p>
          </table:table-cell>
          <table:table-cell table:style-name="ACE-0" office:value-type="float" office:value="151.15469999999999">
            <text:p>151.1547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aleolaria wormtube- midpoin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Haworth1997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520</text:p>
          </table:table-cell>
          <table:table-cell table:style-name="ACE-0" office:value-type="float" office:value="-34.026800000000001">
            <text:p>−34.0268</text:p>
          </table:table-cell>
          <table:table-cell table:style-name="ACE-0" office:value-type="float" office:value="151.1808">
            <text:p>151.1808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angrove <text:s text:c="7"/>in situ Avicennia marina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oyCrawford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518</text:p>
          </table:table-cell>
          <table:table-cell table:style-name="ACE-0" office:value-type="float" office:value="-34.026800000000001">
            <text:p>−34.0268</text:p>
          </table:table-cell>
          <table:table-cell table:style-name="ACE-0" office:value-type="float" office:value="151.1808">
            <text:p>151.1808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RoyCrawford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406</text:p>
          </table:table-cell>
          <table:table-cell table:style-name="ACE-0" office:value-type="float" office:value="-34.026800000000001">
            <text:p>−34.0268</text:p>
          </table:table-cell>
          <table:table-cell table:style-name="ACE-0" office:value-type="float" office:value="151.1808">
            <text:p>151.1808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87">
            <text:p>87</text:p>
          </table:table-cell>
          <table:table-cell table:style-name="ACE-0" office:value-type="string">
            <text:p>Marine 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RoyCrawford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519</text:p>
          </table:table-cell>
          <table:table-cell table:style-name="ACE-0" office:value-type="float" office:value="-34.026800000000001">
            <text:p>−34.0268</text:p>
          </table:table-cell>
          <table:table-cell table:style-name="ACE-0" office:value-type="float" office:value="151.1808">
            <text:p>151.1808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Pyrazus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oyCrawford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522</text:p>
          </table:table-cell>
          <table:table-cell table:style-name="ACE-0" office:value-type="float" office:value="-34.026800000000001">
            <text:p>−34.0268</text:p>
          </table:table-cell>
          <table:table-cell table:style-name="ACE-0" office:value-type="float" office:value="151.1808">
            <text:p>151.1808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oyCrawford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-2169</text:p>
          </table:table-cell>
          <table:table-cell table:style-name="ACE-0" office:value-type="float" office:value="-34.017000000000003">
            <text:p>−34.017</text:p>
          </table:table-cell>
          <table:table-cell table:style-name="ACE-0" office:value-type="float" office:value="151.19999999999999">
            <text:p>151.2</text:p>
          </table:table-cell>
          <table:table-cell table:style-name="ACE-0" office:value-type="float" office:value="4313">
            <text:p>4313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Freshwater swamp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Etal196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V32</text:p>
          </table:table-cell>
          <table:table-cell table:style-name="ACE-0" office:value-type="float" office:value="-33.950000000000003">
            <text:p>−33.95</text:p>
          </table:table-cell>
          <table:table-cell table:style-name="ACE-0" office:value-type="float" office:value="151.25999999999999">
            <text:p>151.26</text:p>
          </table:table-cell>
          <table:table-cell table:style-name="ACE-0" office:value-type="float" office:value="8035">
            <text:p>803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(stump)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4.6">
            <text:p>−14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.Z.</text:p>
          </table:table-cell>
          <table:table-cell table:style-name="ACE-0" office:value-type="float" office:value="-33.950000000000003">
            <text:p>−33.95</text:p>
          </table:table-cell>
          <table:table-cell table:style-name="ACE-0" office:value-type="float" office:value="151.25999999999999">
            <text:p>151.26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(stump)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4.6">
            <text:p>−14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234</text:p>
          </table:table-cell>
          <table:table-cell table:style-name="ACE-0" office:value-type="float" office:value="-33.850999999999999">
            <text:p>−33.851</text:p>
          </table:table-cell>
          <table:table-cell table:style-name="ACE-0" office:value-type="float" office:value="151.26400000000001">
            <text:p>151.264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aleolaria wormtub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1a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994</text:p>
          </table:table-cell>
          <table:table-cell table:style-name="ACE-0" office:value-type="float" office:value="-33.850999999999999">
            <text:p>−33.851</text:p>
          </table:table-cell>
          <table:table-cell table:style-name="ACE-0" office:value-type="float" office:value="151.26400000000001">
            <text:p>151.264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urface barnacle Catophragm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akerEtal2001,BakerEtal2001a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J-451</text:p>
          </table:table-cell>
          <table:table-cell table:style-name="ACE-0" office:value-type="float" office:value="-33.75">
            <text:p>−33.75</text:p>
          </table:table-cell>
          <table:table-cell table:style-name="ACE-0" office:value-type="float" office:value="151.31700000000001">
            <text:p>151.317</text:p>
          </table:table-cell>
          <table:table-cell table:style-name="ACE-0" office:value-type="float" office:value="4193">
            <text:p>4193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Freshwater swamp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Etal196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99</text:p>
          </table:table-cell>
          <table:table-cell table:style-name="ACE-0" office:value-type="float" office:value="-33.712000000000003">
            <text:p>−33.712</text:p>
          </table:table-cell>
          <table:table-cell table:style-name="ACE-0" office:value-type="float" office:value="151.28399999999999">
            <text:p>151.284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 in shelly fluvial-deltaic san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4.449999999999999">
            <text:p>−14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03</text:p>
          </table:table-cell>
          <table:table-cell table:style-name="ACE-0" office:value-type="float" office:value="-33.712000000000003">
            <text:p>−33.712</text:p>
          </table:table-cell>
          <table:table-cell table:style-name="ACE-0" office:value-type="float" office:value="151.28399999999999">
            <text:p>151.284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.5">
            <text:p>−1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97</text:p>
          </table:table-cell>
          <table:table-cell table:style-name="ACE-0" office:value-type="float" office:value="-33.712000000000003">
            <text:p>−33.712</text:p>
          </table:table-cell>
          <table:table-cell table:style-name="ACE-0" office:value-type="float" office:value="151.28399999999999">
            <text:p>151.284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omposite 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0.75">
            <text:p>−10.7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775</text:p>
          </table:table-cell>
          <table:table-cell table:style-name="ACE-0" office:value-type="float" office:value="-33.712000000000003">
            <text:p>−33.712</text:p>
          </table:table-cell>
          <table:table-cell table:style-name="ACE-0" office:value-type="float" office:value="151.28399999999999">
            <text:p>151.284</text:p>
          </table:table-cell>
          <table:table-cell table:style-name="ACE-0" office:value-type="float" office:value="5750">
            <text:p>5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96</text:p>
          </table:table-cell>
          <table:table-cell table:style-name="ACE-0" office:value-type="float" office:value="-33.712000000000003">
            <text:p>−33.712</text:p>
          </table:table-cell>
          <table:table-cell table:style-name="ACE-0" office:value-type="float" office:value="151.28399999999999">
            <text:p>151.284</text:p>
          </table:table-cell>
          <table:table-cell table:style-name="ACE-0" office:value-type="float" office:value="8720">
            <text:p>8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Fragments of 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5.1">
            <text:p>−15.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353</text:p>
          </table:table-cell>
          <table:table-cell table:style-name="ACE-0" office:value-type="float" office:value="-33.600000000000001">
            <text:p>−33.6</text:p>
          </table:table-cell>
          <table:table-cell table:style-name="ACE-0" office:value-type="float" office:value="151.33000000000001">
            <text:p>151.33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5.7000000000000002">
            <text:p>−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352</text:p>
          </table:table-cell>
          <table:table-cell table:style-name="ACE-0" office:value-type="float" office:value="-33.600000000000001">
            <text:p>−33.6</text:p>
          </table:table-cell>
          <table:table-cell table:style-name="ACE-0" office:value-type="float" office:value="151.33000000000001">
            <text:p>151.33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Estuarine 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yd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495</text:p>
          </table:table-cell>
          <table:table-cell table:style-name="ACE-0" office:value-type="float" office:value="-33.567">
            <text:p>−33.567</text:p>
          </table:table-cell>
          <table:table-cell table:style-name="ACE-0" office:value-type="float" office:value="151.261">
            <text:p>151.261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Galeolaria wormtub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BakerEtal2001a,HaworthEtal2002,SlossEtal2007,LewisEtal2013</text:p>
          </table:table-cell>
          <table:table-cell table:number-columns-repeated="240" table:style-name="ACE-0"/>
        </table:table-row>
        <table:table-row table:style-name="AROW-0" table:number-rows-repeated="1404">
          <table:table-cell table:number-columns-repeated="256"/>
        </table:table-row>
        <table:table-row table:style-name="AROW-1" table:number-rows-repeated="32">
          <table:table-cell table:number-columns-repeated="256"/>
        </table:table-row>
        <table:table-row table:style-name="AROW-0" table:number-rows-repeated="6406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32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4:48Z</dc:date>
    <meta:creation-date>2022-10-27T08:15:17Z</meta:creation-date>
    <meta:generator>gnumeric/1.12.46</meta:generator>
  </office:meta>
</office:document-meta>
</file>